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rbyFileSystem.setShutdownOnClose( boolean shutdownOnClo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rbyFileSystem.getShutdownOn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rbyFileSystem.DerbyFileSyste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rbyFileSystem.closeConnection( Connection connectio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3">
            <text:p text:style-name="Table_20_Contents">2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